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f4c" officeooo:paragraph-rsid="00195f4c"/>
    </style:style>
    <style:style style:name="P2" style:family="paragraph" style:parent-style-name="Standard">
      <style:text-properties officeooo:rsid="0019d118" officeooo:paragraph-rsid="0019d118"/>
    </style:style>
    <style:style style:name="P3" style:family="paragraph" style:parent-style-name="Standard">
      <style:text-properties officeooo:rsid="001aeaa7" officeooo:paragraph-rsid="001aeaa7"/>
    </style:style>
    <style:style style:name="P4" style:family="paragraph" style:parent-style-name="Standard">
      <style:text-properties officeooo:rsid="001be758" officeooo:paragraph-rsid="001be758"/>
    </style:style>
    <style:style style:name="P5" style:family="paragraph" style:parent-style-name="Standard">
      <style:text-properties officeooo:rsid="001c1636" officeooo:paragraph-rsid="001c1636"/>
    </style:style>
    <style:style style:name="P6" style:family="paragraph" style:parent-style-name="Standard">
      <style:text-properties officeooo:rsid="001dad20" officeooo:paragraph-rsid="001dad20"/>
    </style:style>
    <style:style style:name="P7" style:family="paragraph" style:parent-style-name="Standard">
      <style:text-properties officeooo:rsid="001f59dd" officeooo:paragraph-rsid="001f59dd"/>
    </style:style>
    <style:style style:name="P8" style:family="paragraph" style:parent-style-name="Standard">
      <style:text-properties officeooo:rsid="0020b46c" officeooo:paragraph-rsid="0020b46c"/>
    </style:style>
    <style:style style:name="P9" style:family="paragraph" style:parent-style-name="Standard">
      <style:text-properties officeooo:rsid="00211b9a" officeooo:paragraph-rsid="00211b9a"/>
    </style:style>
    <style:style style:name="P10" style:family="paragraph" style:parent-style-name="Standard">
      <style:text-properties officeooo:rsid="0022d766" officeooo:paragraph-rsid="0022d766"/>
    </style:style>
    <style:style style:name="P11" style:family="paragraph" style:parent-style-name="Standard">
      <style:text-properties officeooo:rsid="002302cb" officeooo:paragraph-rsid="002302cb"/>
    </style:style>
    <style:style style:name="P12" style:family="paragraph" style:parent-style-name="Standard">
      <style:text-properties officeooo:rsid="0023487a" officeooo:paragraph-rsid="0023487a"/>
    </style:style>
    <style:style style:name="P13" style:family="paragraph" style:parent-style-name="Standard">
      <style:text-properties officeooo:rsid="0023cdd9" officeooo:paragraph-rsid="0023cdd9"/>
    </style:style>
    <style:style style:name="P14" style:family="paragraph" style:parent-style-name="Standard">
      <style:text-properties officeooo:rsid="0023487a" officeooo:paragraph-rsid="0023487a"/>
    </style:style>
    <style:style style:name="P15" style:family="paragraph" style:parent-style-name="Standard">
      <style:text-properties officeooo:rsid="002443f6" officeooo:paragraph-rsid="002443f6"/>
    </style:style>
    <style:style style:name="P16" style:family="paragraph" style:parent-style-name="Standard">
      <style:text-properties officeooo:rsid="0023cdd9" officeooo:paragraph-rsid="0023cdd9"/>
    </style:style>
    <style:style style:name="P17" style:family="paragraph" style:parent-style-name="Standard">
      <style:text-properties officeooo:paragraph-rsid="002443f6"/>
    </style:style>
    <style:style style:name="P18" style:family="paragraph" style:parent-style-name="Standard">
      <style:text-properties officeooo:rsid="00245610" officeooo:paragraph-rsid="00245610"/>
    </style:style>
    <style:style style:name="P19" style:family="paragraph" style:parent-style-name="Standard">
      <style:text-properties officeooo:rsid="00245610" officeooo:paragraph-rsid="0024c825"/>
    </style:style>
    <style:style style:name="P20" style:family="paragraph" style:parent-style-name="Standard">
      <style:text-properties officeooo:rsid="0024c825" officeooo:paragraph-rsid="0024c825"/>
    </style:style>
    <style:style style:name="P21" style:family="paragraph" style:parent-style-name="Standard">
      <style:text-properties officeooo:rsid="0025bb61" officeooo:paragraph-rsid="0025bb61"/>
    </style:style>
    <style:style style:name="P22" style:family="paragraph" style:parent-style-name="Standard">
      <style:text-properties officeooo:rsid="0026faa9" officeooo:paragraph-rsid="0026faa9"/>
    </style:style>
    <style:style style:name="P23" style:family="paragraph" style:parent-style-name="Standard">
      <style:text-properties officeooo:rsid="0028dd21" officeooo:paragraph-rsid="0028dd21"/>
    </style:style>
    <style:style style:name="P24" style:family="paragraph" style:parent-style-name="Standard">
      <style:text-properties officeooo:rsid="0029d4a4" officeooo:paragraph-rsid="0029d4a4"/>
    </style:style>
    <style:style style:name="P25" style:family="paragraph" style:parent-style-name="Standard">
      <style:text-properties officeooo:rsid="0029e8cb" officeooo:paragraph-rsid="0029e8cb"/>
    </style:style>
    <style:style style:name="P26" style:family="paragraph" style:parent-style-name="Standard">
      <style:text-properties officeooo:rsid="002bd3af" officeooo:paragraph-rsid="002bd3af"/>
    </style:style>
    <style:style style:name="T1" style:family="text">
      <style:text-properties officeooo:rsid="001be758"/>
    </style:style>
    <style:style style:name="T2" style:family="text">
      <style:text-properties officeooo:rsid="002443f6"/>
    </style:style>
    <style:style style:name="T3" style:family="text">
      <style:text-properties officeooo:rsid="0024c8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</text:p>
      <text:p text:style-name="P1"/>
      <text:p text:style-name="P1">The best way to destroy your enemy is to make him your friend</text:p>
      <text:p text:style-name="P2">javascript ka language en3amlat lal browser fa keef heyye bteshta’3el</text:p>
      <text:p text:style-name="P2">a synchronization <text:s/>javascript language to respond lal events yalle bet9eer bl browser </text:p>
      <text:p text:style-name="P2">scoping </text:p>
      <text:p text:style-name="P2">event based language</text:p>
      <text:p text:style-name="P2"/>
      <text:p text:style-name="P2">syntax</text:p>
      <text:p text:style-name="P2">execution</text:p>
      <text:p text:style-name="P2">lifecycle :how events work and a sync works</text:p>
      <text:p text:style-name="P2"/>
      <text:p text:style-name="P2">page load time</text:p>
      <text:p text:style-name="P2">eshta’3el standards </text:p>
      <text:p text:style-name="P2">absolute should be calculated bl javascript</text:p>
      <text:p text:style-name="P3">rendering lal page bl different browser</text:p>
      <text:p text:style-name="P3">image spriting </text:p>
      <text:p text:style-name="P3"/>
      <text:p text:style-name="P3"><text:span text:style-name="T1">mozilla </text:span>developer documentation</text:p>
      <text:p text:style-name="P3"/>
      <text:p text:style-name="P4">optimization</text:p>
      <text:p text:style-name="P4"/>
      <text:p text:style-name="P4">VR</text:p>
      <text:p text:style-name="P4">desktop apps</text:p>
      <text:p text:style-name="P4">mobile apps</text:p>
      <text:p text:style-name="P4"/>
      <text:p text:style-name="P4">API : Interface lal application</text:p>
      <text:p text:style-name="P4">restful API</text:p>
      <text:p text:style-name="P4">berajje3 Jayson object (variable men el data)</text:p>
      <text:p text:style-name="P4"/>
      <text:p text:style-name="P4">angular developer</text:p>
      <text:p text:style-name="P4">view developers</text:p>
      <text:p text:style-name="P4">react developers</text:p>
      <text:p text:style-name="P4"/>
      <text:p text:style-name="P4">el libraries bte3mal overhead zyadeh 3al over page</text:p>
      <text:p text:style-name="P4"/>
      <text:p text:style-name="P5">drag and drop of items into charts in commercial websites</text:p>
      <text:p text:style-name="P5"/>
      <text:p text:style-name="P5">fixed </text:p>
      <text:p text:style-name="P5"/>
      <text:p text:style-name="P6">textarea:</text:p>
      <text:p text:style-name="P6">overflow-y: visible;</text:p>
      <text:p text:style-name="P6">overflow-x: hidden;</text:p>
      <text:p text:style-name="P5"/>
      <text:p text:style-name="P7"><text:a xlink:type="simple" xlink:href="http://validator.w3.org/#validate_by_input" text:style-name="Internet_20_link" text:visited-style-name="Visited_20_Internet_20_Link">http://validator.w3.org/#validate_by_input</text:a></text:p>
      <text:p text:style-name="P7"><text:a xlink:type="simple" xlink:href="http://jigsaw.w3.org/css-validator/#validate_by_input" text:style-name="Internet_20_link" text:visited-style-name="Visited_20_Internet_20_Link">http://jigsaw.w3.org/css-validator/#validate_by_input</text:a></text:p>
      <text:p text:style-name="P7"/>
      <text:p text:style-name="P8"><text:a xlink:type="simple" xlink:href="http://learn.shayhowe.com/html-css/building-your-first-web-page/#working-with-selectors" text:style-name="Internet_20_link" text:visited-style-name="Visited_20_Internet_20_Link">http://learn.shayhowe.com/html-css/building-your-first-web-page/#working-with-selectors</text:a></text:p>
      <text:p text:style-name="P8"/>
      <text:p text:style-name="P8"><text:a xlink:type="simple" xlink:href="http://meyerweb.com/eric/tools/css/reset/" text:style-name="Internet_20_link" text:visited-style-name="Visited_20_Internet_20_Link">http://meyerweb.com/eric/tools/css/reset/</text:a></text:p>
      <text:p text:style-name="P9">The difference between the reset and the normalize.css</text:p>
      <text:p text:style-name="P10">semantics : using the proper element for the proper context</text:p>
      <text:p text:style-name="P11"><text:soft-page-break/>html tag : base</text:p>
      <text:p text:style-name="P11">linking to an email : self-learning</text:p>
      <text:p text:style-name="P12">normaize</text:p>
      <text:p text:style-name="P11"/>
      <text:p text:style-name="P11"/>
      <text:p text:style-name="P12">ID CLASS SELECTOR</text:p>
      <text:p text:style-name="P12">.hotdog p 0-1-1</text:p>
      <text:p text:style-name="P12">.hotdog p.mustard 0-2-1</text:p>
      <text:p text:style-name="P12">#pid 1-0-0</text:p>
      <text:p text:style-name="P12">.hot p#pid (el p nafs.ha elha id) <text:s/>1-1-1 if .hot p #anythingid (jowwa el p) 1-1-1 </text:p>
      <text:p text:style-name="P15">p.hotdog p#pid 1-1-2</text:p>
      <text:p text:style-name="P11"/>
      <text:p text:style-name="P12">Html base tag, normalize.css</text:p>
      <text:p text:style-name="P12">em measurement </text:p>
      <text:p text:style-name="P12">advanced selectors</text:p>
      <text:p text:style-name="P12">The difference between the reset and the normalize.css</text:p>
      <text:p text:style-name="P12"/>
      <text:p text:style-name="P12">Semantics overview</text:p>
      <text:p text:style-name="P12">Divisions &amp; spans</text:p>
      <text:p text:style-name="P12">Building Structure</text:p>
      <text:p text:style-name="P12">Creating Hyperlinks</text:p>
      <text:p text:style-name="P12">Cascading &amp; calculating specificity</text:p>
      <text:p text:style-name="P12">Combining selectors</text:p>
      <text:p text:style-name="P12">Layering Styles with multiple classes</text:p>
      <text:p text:style-name="P12">Box Model &amp; positioning content with floats</text:p>
      <text:p text:style-name="P12"/>
      <text:p text:style-name="P13"><text:a xlink:type="simple" xlink:href="http://thehackernews.com/" text:style-name="Internet_20_link" text:visited-style-name="Visited_20_Internet_20_Link">http://thehackernews.com/</text:a></text:p>
      <text:p text:style-name="P13"><text:a xlink:type="simple" xlink:href="https://scotch.io/" text:style-name="Internet_20_link" text:visited-style-name="Visited_20_Internet_20_Link">https://scotch.io/</text:a></text:p>
      <text:p text:style-name="P13">Augmented reality virtual reality</text:p>
      <text:p text:style-name="P13">John Rezig blog</text:p>
      <text:p text:style-name="P13"/>
      <text:p text:style-name="P15">Clear use </text:p>
      <text:p text:style-name="P15">block</text:p>
      <text:p text:style-name="P15"/>
      <text:p text:style-name="P15">content box be’9al zay ma howwa el 7esbeh ta3et el width</text:p>
      <text:p text:style-name="P15">box sizing lamma ykon padding box lamma a7o6 padding 3al box bya5do men el width variable</text:p>
      <text:p text:style-name="P15">padding w el border jozo2 menno</text:p>
      <text:p text:style-name="P15"/>
      <text:p text:style-name="P17"><text:span text:style-name="T2">self reading : </text:span>Browser-Specific Properties &amp; Values</text:p>
      <text:p text:style-name="P20"/>
      <text:p text:style-name="P18">inline block : the block behavior it allows the contrainer to bte2dar ta36eeh width w height</text:p>
      <text:p text:style-name="P19">bya5od padding margin w width w height w besma7 lal elements teeje jambo lazem ykoon inline or inline block <text:span text:style-name="T3">ya5od el width ta3 el comtent ma b9eer ykon fe spaces between el inine blocks</text:span></text:p>
      <text:p text:style-name="P18"><text:s/>block</text:p>
      <text:p text:style-name="P18">inline table <text:span text:style-name="T3">block</text:span></text:p>
      <text:p text:style-name="P20">b</text:p>
      <text:p text:style-name="P20"/>
      <text:p text:style-name="P21"><text:a xlink:type="simple" xlink:href="https://www.w3schools.com/cssref/playit.asp?filename=playcss_background-origin" text:style-name="Internet_20_link" text:visited-style-name="Visited_20_Internet_20_Link">https://www.w3schools.com/cssref/playit.asp?filename=playcss_background-origin</text:a></text:p>
      <text:p text:style-name="P21"><text:a xlink:type="simple" xlink:href="https://www.w3schools.com/cssref/playit.asp?filename=playcss_background-clip" text:style-name="Internet_20_link" text:visited-style-name="Visited_20_Internet_20_Link">https://www.w3schools.com/cssref/playit.asp?filename=playcss_background-clip</text:a></text:p>
      <text:p text:style-name="P22"><text:a xlink:type="simple" xlink:href="https://www.w3.org/TR/WD-CSS2/lists.html" text:style-name="Internet_20_link" text:visited-style-name="Visited_20_Internet_20_Link">https://www.w3.org/TR/WD-CSS2/lists.html</text:a></text:p>
      <text:p text:style-name="P22"/>
      <text:p text:style-name="P23"><text:a xlink:type="simple" xlink:href="https://www.w3schools.com/cssref/tryit.asp?filename=trycss_cursor" text:style-name="Internet_20_link" text:visited-style-name="Visited_20_Internet_20_Link">https://www.w3schools.com/cssref/tryit.asp?filename=trycss_cursor</text:a></text:p>
      <text:p text:style-name="P24"><text:soft-page-break/><text:a xlink:type="simple" xlink:href="https://www.w3schools.com/cssref/tryit.asp?filename=trycss_vertical-align" text:style-name="Internet_20_link" text:visited-style-name="Visited_20_Internet_20_Link">https://www.w3schools.com/cssref/tryit.asp?filename=trycss_vertical-align</text:a></text:p>
      <text:p text:style-name="P24"/>
      <text:p text:style-name="P25">ASCII Code html number</text:p>
      <text:p text:style-name="P25"/>
      <text:p text:style-name="P26"><text:a xlink:type="simple" xlink:href="https://css-tricks.com/almanac/properties/b/box-sizing/" text:style-name="Internet_20_link" text:visited-style-name="Visited_20_Internet_20_Link">https://css-tricks.com/almanac/properties/b/box-sizing/</text:a></text:p>
      <text:p text:style-name="P26"><text:a xlink:type="simple" xlink:href="https://css-tricks.com/box-sizing/" text:style-name="Internet_20_link" text:visited-style-name="Visited_20_Internet_20_Link">https://css-tricks.com/box-sizing/</text:a></text:p>
      <text:p text:style-name="P26"><text:a xlink:type="simple" xlink:href="https://www.w3schools.com/cssref/pr_list-style-position.asp" text:style-name="Internet_20_link" text:visited-style-name="Visited_20_Internet_20_Link">https://www.w3schools.com/cssref/pr_list-style-position.asp</text:a></text:p>
      <text:p text:style-name="P26"><text:a xlink:type="simple" xlink:href="https://developer.mozilla.org/en-US/docs/Web/CSS/content" text:style-name="Internet_20_link" text:visited-style-name="Visited_20_Internet_20_Link">https://developer.mozilla.org/en-US/docs/Web/CSS/content</text:a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09:40:48.851226287</meta:creation-date>
    <dc:date>2017-09-18T21:20:13.854866277</dc:date>
    <meta:editing-duration>PT8H49M4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83" meta:word-count="348" meta:character-count="2874" meta:non-whitespace-character-count="2598"/>
  </office:meta>
</office:document-meta>
</file>